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q</mi>
          </mrow>
        </mstyle>
        <mo stretchy="false">̂</mo>
      </mover>
      <mi/>
      <mo stretchy="false">⇒</mo>
      <mi/>
      <mstyle mathvariant="bold">
        <mrow>
          <mi>r</mi>
        </mrow>
      </mstyle>
      <mi/>
      <mi>;</mi>
      <mi/>
      <mover accent="true">
        <mstyle mathvariant="bold">
          <mrow>
            <mi>p</mi>
          </mrow>
        </mstyle>
        <mo stretchy="false">̂</mo>
      </mover>
      <mi/>
      <mo stretchy="false">⇒</mo>
      <mi/>
      <mrow>
        <mfrac>
          <mo stretchy="false">ℏ</mo>
          <mtext>i</mtext>
        </mfrac>
      </mrow>
      <mo stretchy="false">∇</mo>
    </mrow>
    <annotation encoding="StarMath 5.0">hat bold q ~ drarrow ~ bold r `;~ hat bold p ~ drarrow ~  { alignc hbar over "i" } nabl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3:38:43.874000000</meta:creation-date>
    <meta:generator>LibreOffice/4.1.4.2$Windows_x86 LibreOffice_project/0a0440ccc0227ad9829de5f46be37cfb6edcf72</meta:generator>
  </office:meta>
</office:document-meta>
</file>